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Pictures/10000201000000680000006826977BD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0c0c0" draw:marker-start="Circle_20_unfilled" draw:marker-start-width="0.1cm" draw:marker-end="Circle_20_unfilled" draw:marker-end-width="0.1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dash" draw:stroke-dash="Fine_20_Dashed" svg:stroke-color="#333333" draw:fill="solid" draw:fill-color="#0047ff" draw:opacity="25%" draw:textarea-horizontal-align="justify" draw:textarea-vertical-align="middle" draw:auto-grow-height="false" draw:shadow-opacity="25%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cm" svg:stroke-color="#006b6b" draw:marker-start="Arrowheads_20_1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color="#c0c0c0" draw:marker-start="Circle_20_unfilled" draw:marker-end="Arrow" draw:marker-end-width="0.15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5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style:font-name="DejaVu Sans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DejaVu Sans Mono1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style:font-name="DejaVu Sans Mono1" fo:font-size="8pt" fo:font-weight="bold" style:font-size-asian="8pt" style:font-weight-asian="bold" style:font-size-complex="8pt" style:font-weight-complex="bold"/>
    </style:style>
    <style:style style:name="T2" style:family="text">
      <style:text-properties style:font-name="DejaVu Sans Mono2" fo:font-size="8pt" fo:font-weight="bold" style:font-name-asian="DejaVu Sans Mono2" style:font-size-asian="8pt" style:font-weight-asian="bold" style:font-name-complex="DejaVu Sans Mono2" style:font-size-complex="8pt" style:font-weight-complex="bold"/>
    </style:style>
    <style:style style:name="T3" style:family="text">
      <style:text-properties style:font-name="DejaVu Sans Mono1" fo:font-size="8pt" fo:font-weight="bold" style:font-name-asian="DejaVu Sans Mono2" style:font-size-asian="8pt" style:font-weight-asian="bold" style:font-name-complex="DejaVu Sans Mono2" style:font-size-complex="8pt" style:font-weight-complex="bold"/>
    </style:style>
    <style:style style:name="T4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cm" svg:y1="6cm" svg:x2="9cm" svg:y2="6cm">
            <text:p/>
          </draw:line>
          <draw:line draw:style-name="gr1" draw:text-style-name="P1" draw:layer="layout" svg:x1="6cm" svg:y1="9cm" svg:x2="6cm" svg:y2="3cm">
            <text:p/>
          </draw:line>
          <draw:line draw:style-name="gr1" draw:text-style-name="P1" draw:layer="layout" svg:x1="3.229cm" svg:y1="7.147cm" svg:x2="8.772cm" svg:y2="4.851cm">
            <text:p/>
          </draw:line>
          <draw:line draw:style-name="gr1" draw:text-style-name="P1" draw:layer="layout" svg:x1="3.878cm" svg:y1="8.119cm" svg:x2="8.121cm" svg:y2="3.876cm">
            <text:p/>
          </draw:line>
          <draw:line draw:style-name="gr1" draw:text-style-name="P1" draw:layer="layout" svg:x1="4.851cm" svg:y1="8.769cm" svg:x2="7.147cm" svg:y2="3.226cm">
            <text:p/>
          </draw:line>
          <draw:line draw:style-name="gr1" draw:text-style-name="P1" draw:layer="layout" svg:x1="7.144cm" svg:y1="8.771cm" svg:x2="4.848cm" svg:y2="3.228cm">
            <text:p/>
          </draw:line>
          <draw:line draw:style-name="gr1" draw:text-style-name="P1" draw:layer="layout" svg:x1="8.117cm" svg:y1="8.123cm" svg:x2="3.874cm" svg:y2="3.88cm">
            <text:p/>
          </draw:line>
          <draw:line draw:style-name="gr1" draw:text-style-name="P1" draw:layer="layout" svg:x1="8.762cm" svg:y1="7.165cm" svg:x2="3.231cm" svg:y2="4.84cm">
            <text:p/>
          </draw:line>
          <draw:frame draw:style-name="gr2" draw:text-style-name="P2" draw:layer="layout" svg:width="0.671cm" svg:height="0.586cm" svg:x="5.665cm" svg:y="2.5cm">
            <draw:text-box>
              <text:p><text:span text:style-name="T1">0</text:span></text:p>
            </draw:text-box>
          </draw:frame>
          <draw:frame draw:style-name="gr2" draw:text-style-name="P2" draw:layer="layout" svg:width="1.349cm" svg:height="0.586cm" svg:x="6.866cm" svg:y="2.801cm">
            <draw:text-box>
              <text:p><text:span text:style-name="T1">+12.5</text:span></text:p>
            </draw:text-box>
          </draw:frame>
          <draw:frame draw:style-name="gr2" draw:text-style-name="P2" draw:layer="layout" svg:width="1.01cm" svg:height="0.586cm" svg:x="7.866cm" svg:y="3.502cm">
            <draw:text-box>
              <text:p><text:span text:style-name="T1">+25</text:span></text:p>
            </draw:text-box>
          </draw:frame>
          <draw:frame draw:style-name="gr2" draw:text-style-name="P2" draw:layer="layout" svg:width="1.349cm" svg:height="0.586cm" svg:x="8.566cm" svg:y="4.503cm">
            <draw:text-box>
              <text:p><text:span text:style-name="T1">+37.5</text:span></text:p>
            </draw:text-box>
          </draw:frame>
          <draw:frame draw:style-name="gr2" draw:text-style-name="P2" draw:layer="layout" svg:width="1.01cm" svg:height="0.586cm" svg:x="8.866cm" svg:y="5.704cm">
            <draw:text-box>
              <text:p><text:span text:style-name="T1">+50</text:span></text:p>
            </draw:text-box>
          </draw:frame>
          <draw:frame draw:style-name="gr2" draw:text-style-name="P2" draw:layer="layout" svg:width="1.349cm" svg:height="0.586cm" svg:x="8.567cm" svg:y="6.905cm">
            <draw:text-box>
              <text:p><text:span text:style-name="T1">+62.5</text:span></text:p>
            </draw:text-box>
          </draw:frame>
          <draw:frame draw:style-name="gr2" draw:text-style-name="P2" draw:layer="layout" svg:width="1.01cm" svg:height="0.586cm" svg:x="7.868cm" svg:y="7.906cm">
            <draw:text-box>
              <text:p><text:span text:style-name="T1">+75</text:span></text:p>
            </draw:text-box>
          </draw:frame>
          <draw:frame draw:style-name="gr2" draw:text-style-name="P2" draw:layer="layout" svg:width="1.349cm" svg:height="0.586cm" svg:x="6.869cm" svg:y="8.607cm">
            <draw:text-box>
              <text:p><text:span text:style-name="T1">+87.5</text:span></text:p>
            </draw:text-box>
          </draw:frame>
          <draw:frame draw:style-name="gr2" draw:text-style-name="P2" draw:layer="layout" svg:width="1.18cm" svg:height="0.586cm" svg:x="5.411cm" svg:y="9.01cm">
            <draw:text-box>
              <text:p><text:span text:style-name="T2">±1</text:span><text:span text:style-name="T3">00</text:span></text:p>
            </draw:text-box>
          </draw:frame>
          <draw:frame draw:style-name="gr2" draw:text-style-name="P2" draw:layer="layout" svg:width="1.349cm" svg:height="0.586cm" svg:x="3.7cm" svg:y="2.9cm">
            <draw:text-box>
              <text:p><text:span text:style-name="T1">-12.5</text:span></text:p>
            </draw:text-box>
          </draw:frame>
          <draw:frame draw:style-name="gr2" draw:text-style-name="P2" draw:layer="layout" svg:width="1.01cm" svg:height="0.586cm" svg:x="3.067cm" svg:y="3.503cm">
            <draw:text-box>
              <text:p><text:span text:style-name="T1">-25</text:span></text:p>
            </draw:text-box>
          </draw:frame>
          <draw:frame draw:style-name="gr2" draw:text-style-name="P2" draw:layer="layout" svg:width="1.349cm" svg:height="0.586cm" svg:x="2.2cm" svg:y="4.414cm">
            <draw:text-box>
              <text:p><text:span text:style-name="T1">-37.5</text:span></text:p>
            </draw:text-box>
          </draw:frame>
          <draw:frame draw:style-name="gr2" draw:text-style-name="P2" draw:layer="layout" svg:width="1.01cm" svg:height="0.586cm" svg:x="2.067cm" svg:y="5.705cm">
            <draw:text-box>
              <text:p><text:span text:style-name="T1">-50</text:span></text:p>
            </draw:text-box>
          </draw:frame>
          <draw:frame draw:style-name="gr2" draw:text-style-name="P2" draw:layer="layout" svg:width="1.349cm" svg:height="0.586cm" svg:x="2.146cm" svg:y="6.974cm">
            <draw:text-box>
              <text:p><text:span text:style-name="T1">-62.5</text:span></text:p>
            </draw:text-box>
          </draw:frame>
          <draw:frame draw:style-name="gr2" draw:text-style-name="P2" draw:layer="layout" svg:width="1.01cm" svg:height="0.586cm" svg:x="2.869cm" svg:y="7.907cm">
            <draw:text-box>
              <text:p><text:span text:style-name="T1">-75</text:span></text:p>
            </draw:text-box>
          </draw:frame>
          <draw:frame draw:style-name="gr2" draw:text-style-name="P2" draw:layer="layout" svg:width="1.349cm" svg:height="0.586cm" svg:x="3.87cm" svg:y="8.608cm">
            <draw:text-box>
              <text:p><text:span text:style-name="T1">-87.5</text:span></text:p>
            </draw:text-box>
          </draw:frame>
          <draw:custom-shape draw:style-name="gr3" draw:text-style-name="P3" draw:layer="layout" svg:width="4.95cm" svg:height="4.95cm" svg:x="3.525cm" svg:y="3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1" draw:layer="layout" svg:width="3.667cm" svg:height="3.667cm" svg:x="4.167cm" svg:y="4.167cm">
            <draw:image xlink:href="Pictures/10000201000000680000006826977BD4.png" xlink:type="simple" xlink:show="embed" xlink:actuate="onLoad">
              <text:p/>
            </draw:image>
          </draw:frame>
          <draw:frame draw:style-name="gr2" draw:text-style-name="P4" draw:layer="layout" svg:width="6.458cm" svg:height="0.747cm" svg:x="2.736cm" svg:y="1.577cm">
            <draw:text-box>
              <text:p><text:span text:style-name="T4">Direction position values</text:span></text:p>
            </draw:text-box>
          </draw:frame>
          <draw:frame draw:style-name="gr2" draw:text-style-name="P4" draw:layer="layout" svg:width="4.092cm" svg:height="1.243cm" svg:x="11.952cm" svg:y="1.279cm">
            <draw:text-box>
              <text:p><text:span text:style-name="T4">Velocity values</text:span></text:p>
              <text:p><text:span text:style-name="T4"><text:s/></text:span><text:span text:style-name="T4">and direction</text:span></text:p>
            </draw:text-box>
          </draw:frame>
          <draw:line draw:style-name="gr5" draw:text-style-name="P3" draw:layer="layout" svg:x1="14cm" svg:y1="3cm" svg:x2="14cm" svg:y2="9cm">
            <text:p/>
          </draw:line>
          <draw:line draw:style-name="gr6" draw:text-style-name="P3" draw:layer="layout" svg:x1="13.9cm" svg:y1="6cm" svg:x2="14.9cm" svg:y2="6cm">
            <text:p/>
          </draw:line>
          <draw:line draw:style-name="gr6" draw:text-style-name="P3" draw:layer="layout" svg:x1="13.9cm" svg:y1="4.5cm" svg:x2="14.9cm" svg:y2="4.5cm">
            <text:p/>
          </draw:line>
          <draw:line draw:style-name="gr6" draw:text-style-name="P3" draw:layer="layout" svg:x1="13.9cm" svg:y1="3cm" svg:x2="14.9cm" svg:y2="3cm">
            <text:p/>
          </draw:line>
          <draw:line draw:style-name="gr6" draw:text-style-name="P3" draw:layer="layout" svg:x1="13.9cm" svg:y1="7.5cm" svg:x2="14.9cm" svg:y2="7.5cm">
            <text:p/>
          </draw:line>
          <draw:line draw:style-name="gr6" draw:text-style-name="P3" draw:layer="layout" svg:x1="13.9cm" svg:y1="9cm" svg:x2="14.9cm" svg:y2="9cm">
            <text:p/>
          </draw:line>
          <draw:frame draw:style-name="gr2" draw:text-style-name="P2" draw:layer="layout" svg:width="0.671cm" svg:height="0.586cm" svg:x="14.82cm" svg:y="5.705cm">
            <draw:text-box>
              <text:p><text:span text:style-name="T1">0</text:span></text:p>
            </draw:text-box>
          </draw:frame>
          <draw:frame draw:style-name="gr2" draw:text-style-name="P2" draw:layer="layout" svg:width="1.01cm" svg:height="0.586cm" svg:x="14.82cm" svg:y="4.207cm">
            <draw:text-box>
              <text:p><text:span text:style-name="T1">+50</text:span></text:p>
            </draw:text-box>
          </draw:frame>
          <draw:frame draw:style-name="gr2" draw:text-style-name="P2" draw:layer="layout" svg:width="1.179cm" svg:height="0.586cm" svg:x="14.821cm" svg:y="2.709cm">
            <draw:text-box>
              <text:p><text:span text:style-name="T1">+100</text:span></text:p>
            </draw:text-box>
          </draw:frame>
          <draw:frame draw:style-name="gr2" draw:text-style-name="P6" draw:layer="layout" svg:width="1.179cm" svg:height="0.586cm" svg:x="14.722cm" svg:y="8.71cm">
            <draw:text-box>
              <text:p text:style-name="P5"><text:span text:style-name="T1">-100</text:span></text:p>
            </draw:text-box>
          </draw:frame>
          <draw:frame draw:style-name="gr2" draw:text-style-name="P2" draw:layer="layout" svg:width="1.01cm" svg:height="0.586cm" svg:x="14.721cm" svg:y="7.208cm">
            <draw:text-box>
              <text:p><text:span text:style-name="T1">-50</text:span></text:p>
            </draw:text-box>
          </draw:frame>
          <draw:frame draw:style-name="gr7" draw:text-style-name="P7" draw:layer="layout" svg:width="1.793cm" svg:height="0.649cm" svg:x="11.9cm" svg:y="2.7cm">
            <draw:text-box>
              <text:p><text:span text:style-name="T5">Forward</text:span></text:p>
            </draw:text-box>
          </draw:frame>
          <draw:frame draw:style-name="gr7" draw:text-style-name="P7" draw:layer="layout" svg:width="1.222cm" svg:height="0.649cm" svg:x="12.501cm" svg:y="5.701cm">
            <draw:text-box>
              <text:p><text:span text:style-name="T5">Stop</text:span></text:p>
            </draw:text-box>
          </draw:frame>
          <draw:frame draw:style-name="gr7" draw:text-style-name="P7" draw:layer="layout" svg:width="1.814cm" svg:height="0.649cm" svg:x="12.001cm" svg:y="8.702cm">
            <draw:text-box>
              <text:p><text:span text:style-name="T5">Revers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